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0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855</text:p>
      <text:p text:style-name="P5">Month<text:tab/><text:tab/><text:tab/><text:tab/><text:tab/><text:tab/></text:p>
      <text:p text:style-name="P5">Year<text:tab/><text:tab/><text:tab/><text:tab/><text:tab/><text:tab/>1855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6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Esther Hart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A funeral address/</text:p>
      <text:p text:style-name="P2">1855/</text:p>
      <text:p text:style-name="P2"/>
      <text:p text:style-name="P3">[Page 1]</text:p>
      <text:p text:style-name="P3">"Oh! let me die the death of the righteous, and let my latter end be/ like hers" <text:s/>Whoever you are, that prompted by veneration/ have gathered around the mortal remains of Esther Hart, come/ nigh unto me, whilst I, with a grievous heart, perform the/ obsequies of one so dear. <text:s/>Look upon this coffin: in the/ body confined therein, there dwelt a noble soul; there dwelt a/ soul that <text:span text:style-name="T2">beat</text:span><text:span text:style-name="T4"> panted for every thing which is holy, good and true./ <text:s/>Religion in its purest sense, charity in its widest sphere, knowledge/ of the useful to an unparallelled degree, were the possessions of that/ animating spirit. <text:s/>Yes, I can unhesitatingly say that Esther/ Hart was religious, but her religion bore no comparison with that/ of such, who scrupulous in the minutest observance, look with/ scorn or hatred upon others that follow a different course; for,/ although she herself implicitly abided' alike by the written and/ by the oral law, yet was she liberal towards the professors/ of other creeds, and tolerant towards her coreligionists who relaxed/ in their duties. <text:s/>Too late in her life-time, it was my good fortune/ to form her delightful acquaintance, and then her advanced/ age could not suffer her to betake herself as formerly to the/ house of God, but this much I can avouch for, that this/ righteous woman, thrice very day poured forth her prayers/</text:span></text:p>
      <text:p text:style-name="P3"><text:span text:style-name="T4"/></text:p>
      <text:p text:style-name="P3"><text:span text:style-name="T4">[Page 2]</text:span></text:p>
      <text:p text:style-name="P3"><text:soft-page-break/><text:span text:style-name="T4">before the God of Israel. <text:s/>Nor were those pious habits/ that she had acquired from her youth, and never abandoned, the/ sole virtue which endeared our deceased friend to every heart: she/ was charitable. <text:s/>When in the vigor of life, she had watched/ over the bed of the sick, and soothed the last pang of the/ dying. <text:s/>She had sought the hut of the miserable, and con-/-veyed thither sustenance and comfort, aye, I have learnt it/ and from an undoubted authority, that she had visited the/ dungeons of those whom society discards as the offscouring of the/ human family, and granted them also relief and counsel./ <text:s/>But you have seen my ever-to be lamented friend! <text:s/>Tell me then,/ was not the pure spirit within brightly reflected on her placid/ countenance? <text:s/>Can you forget that benevolent smile that/ greeted your approach, and the pressure of the hand that bid/ you farewell? <text:s/>Those eyes that spoke sympathy for ever sufferer,/ and that forehead which betokened an inquiring and a well regulated/ mind? for, notwithstanding that the one whose loss we moan was/ not conspicuous for literary attainments, she was </text:span><text:span text:style-name="T2">netherl</text:span><text:span text:style-name="T4"> nevertheless/ endued with abundant sense, and to the very last stage of her/ existence she thirsted for knowledge and drank it with ardour from/ whatsoever source it came. <text:s/>And to me, she would oftentimes/ propound queries, whose solution required much pondering and study;/</text:span></text:p>
      <text:p text:style-name="P3"><text:span text:style-name="T4"/></text:p>
      <text:p text:style-name="P3"><text:span text:style-name="T4">[Page 3]</text:span></text:p>
      <text:p text:style-name="P3"><text:span text:style-name="T4">to me, </text:span><text:span text:style-name="T2">to</text:span><text:span text:style-name="T4"> whom (because she bore me motherly affection) she would allow to/ visit her even when the power of speech had nearly forsaken her./ <text:s/>But now Alas! she whom </text:span><text:span text:style-name="T5">I</text:span><text:span text:style-name="T6"> loved and venerated, she whom you/ all respected, is gone from us. <text:s/>Her benignant look will no more/ revive our spirits, her suavity of manners, exhibited even at periods/ when sorely tried (for God did </text:span><text:span text:style-name="T5">severely</text:span><text:span text:style-name="T6"> try his servant) her serene and/ tranquil mien will no more be to our children a pattern worthy/ of imitation. <text:s/>In vain will we come on the Sabbaths and/ on the days of solemnity to seek her place; we shall not find/ </text:span><text:span text:style-name="T5">her</text:span><text:span text:style-name="T6"> there, for, the hand which rested upon our heads, death has/ paralized[sic!], the </text:span><text:span text:style-name="T3">morl</text:span><text:span text:style-name="T6"> mouth which was wont to pronounce over us/ the threefold blessing mentioned in the law of the Eternal, will com-/-mune no longer with the living. <text:s/>A void is felt in our/ hearts, a gloom has been cast over our Community./</text:span></text:p>
      <text:p text:style-name="P3"><text:span text:style-name="T6">But if the loss sustained </text:span><text:span text:style-name="T3">by</text:span><text:span text:style-name="T6"> in the demise of Esther Hart whelms/ her friends with grief, what must be the feelings of her own/ flesh and blood, those, to whom she ever was an indulgent and/ a forgiving parent &amp; for whose sake she sacrificed every gratification which/ the outward world proffers? <text:s/>How very acute must be the/ pain which at this moment tears their breasts?........../ <text:s/>And what will assuage that deep sorrow? <text:s/>What will console/ them? <text:s/>Will </text:span><text:span text:style-name="T3">effect it</text:span><text:span text:style-name="T6"> the thought that their mother had/</text:span></text:p>
      <text:p text:style-name="P3"><text:span text:style-name="T6"/></text:p>
      <text:p text:style-name="P3"><text:span text:style-name="T6">[Page 4]</text:span></text:p>
      <text:p text:style-name="P3"><text:span text:style-name="T6">[Hebrew]/ outlived the existence allotted to humanity effect it? <text:s/>No, for although/ stricken in years, she was the joy, the light, the blessing of/ her household; and that delightful &amp; devoted daughter, whose very breath/ seemed to depend upon the breath of her venerable parent,/ might feel the truth of but could not be tranquillized by/ that mere consideration. <text:s/>But will perchance a long/ argument on the uncertainty of life, and on the natural exhaust-/-ion of the human frame, succeed better in wiping away the tears/ that bedew the couch of the desolate children? <text:s/>No, the/ mind will </text:span><text:span text:style-name="T3">be</text:span><text:span text:style-name="T6"> be satisfied by the force of that reason, but when/ the heart bleeds, stronger appliances are needful in order to heal/ its wounds. <text:s/>Come then, thou holy religion, and/ pour thy balmy unction over the mourners. <text:s/>Speak to them/ of the heavenly habitation where the souls of the righteous are/ imparadised. <text:s/>Call to their perturbed mind the promise that/ they who fear God before all men, shall delight in immensity/ of goodness in a life of immortality [Hebrew]/ [Hebrew]--Tell them that that excellent/ mother, that most beloved friend, that kind mistress, whose/ irreparable loss they bewail, is yet alive where death dares not/ enter, that her spirit hovers over them, watches them and/ beckons them to pursue </text:span><text:span text:style-name="T5">her</text:span><text:span text:style-name="T6"> career, if they desire to obtain/ eternal salvation./</text:span></text:p>
      <text:p text:style-name="P3"><text:span text:style-name="T6"/></text:p>
      <text:p text:style-name="P3"><text:span text:style-name="T6">[Page 5]</text:span></text:p>
      <text:p text:style-name="P3"><text:span text:style-name="T6">Yes, thou blessed soul of my departed friend, thou art/ surely happy in the contemplation of truth; thou </text:span><text:soft-page-break/><text:span text:style-name="T6">art beatified/ at the footstool of mercy; thou art glorious among the saints,/ because thus have the Sages that thou hast revered expressed/ themselves" <text:s/>Happy shall be the man that laboreth to understand/ the law, that he may do that which pleaseth his Maker; he that/ enjoyeth a good name in life, and departeth hence with a good/ repute, for, of such a one did Solomon in his wisdom say, that the/ day of the death is better than that of the birth" <text:s/>Aye, it was/ a glorious day for thee, when untrammelled[sic!] from this mortal coil,/ thou didst take a flight to that abode, where thy reward awaited/ thee. <text:s/>From thence, gentle spirit of Esther Hart, pray for/ thy children, whom thou hast left inconsolable in this vale/ of misery; pray that they may seek comfort and hope only/ from the Rock of Jacob, the sole Power of salvation; pray that/ the memory of thy piety may prove to them a shield against the/ attack of hereticks[sic!] and unbelievers; pray, as we beseech the Lord/ for thy everlasting repose, that they who bore thee love and/ veneration may deserve a blessing from above./</text:span></text:p>
      <text:p text:style-name="P3"><text:span text:style-name="T6">And now thou </text:span><text:span text:style-name="T3">body</text:span><text:span text:style-name="T6"> senseless clay, which for a long series of years hast been/ the receptacle of an angelic soul, go to thy last destination;/</text:span></text:p>
      <text:p text:style-name="P3"><text:span text:style-name="T6"/></text:p>
      <text:p text:style-name="P3"><text:span text:style-name="T6">[Page 6]</text:span></text:p>
      <text:p text:style-name="P3"><text:span text:style-name="T6">for, "the dust shall return to the earth as it was, and the spirit/ shall return to God who gave it"----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0:21:19.42</meta:creation-date>
    <meta:document-statistic meta:table-count="0" meta:image-count="0" meta:object-count="0" meta:page-count="4" meta:paragraph-count="77" meta:word-count="1380" meta:character-count="8320"/>
    <dc:date>2012-11-12T10:56:46.31</dc:date>
    <meta:editing-duration>PT48S</meta:editing-duration>
    <meta:editing-cycles>1</meta:editing-cycles>
    <meta:generator>OpenOffice.org/3.4.1$Win32 OpenOffice.org_project/341m1$Build-9593</meta:generator>
  </office:meta>
</office:document-meta>
</file>